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LocalAttribut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is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setDefaultValue( XmlValueRef default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MinOccu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Defaul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LocalAttributeImpl.init( QName name , SchemaType . Ref typeref , int use , String deftext , XmlObject parseObject , XmlValueRef defvalue , boolean isFixed , SOAPArrayType wsdlArray , SchemaAnnotation ann , Object user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LocalAttribute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i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WSDL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Defaul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resolveTypeRef( SchemaType . Ref type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LocalAttributeImpl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getMaxOccu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isTyp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AttributeImpl.i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LocalAttributeImpl.SchemaLocalAttribu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